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Pro" svg:font-family="AnonymousPro" style:font-family-generic="roman" style:font-pitch="variable"/>
    <style:font-face style:name="AnonymousPro-Bold" svg:font-family="AnonymousPro-Bold" style:font-family-generic="roman" style:font-pitch="variable"/>
    <style:font-face style:name="AnonymousPro-Italic" svg:font-family="AnonymousPro-Italic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0364" officeooo:paragraph-rsid="00170364"/>
    </style:style>
    <style:style style:name="P2" style:family="paragraph" style:parent-style-name="Standard">
      <style:paragraph-properties fo:text-align="center" style:justify-single-word="false"/>
      <style:text-properties officeooo:rsid="00170364" officeooo:paragraph-rsid="00170364"/>
    </style:style>
    <style:style style:name="P3" style:family="paragraph" style:parent-style-name="Standard">
      <style:paragraph-properties fo:text-align="start" style:justify-single-word="false"/>
      <style:text-properties officeooo:rsid="00174e17" officeooo:paragraph-rsid="00174e17"/>
    </style:style>
    <style:style style:name="P4" style:family="paragraph" style:parent-style-name="Standard">
      <style:paragraph-properties fo:text-align="start" style:justify-single-word="false"/>
      <style:text-properties officeooo:rsid="0017aa17" officeooo:paragraph-rsid="0017aa17"/>
    </style:style>
    <style:style style:name="P5" style:family="paragraph" style:parent-style-name="Standard">
      <style:paragraph-properties fo:text-align="start" style:justify-single-word="false"/>
      <style:text-properties officeooo:rsid="00193fda" officeooo:paragraph-rsid="00193fda"/>
    </style:style>
    <style:style style:name="P6" style:family="paragraph" style:parent-style-name="Standard">
      <style:paragraph-properties fo:text-align="start" style:justify-single-word="false"/>
      <style:text-properties officeooo:rsid="001a3c66" officeooo:paragraph-rsid="001a3c66"/>
    </style:style>
    <style:style style:name="P7" style:family="paragraph" style:parent-style-name="Standard">
      <style:paragraph-properties fo:text-align="start" style:justify-single-word="false"/>
      <style:text-properties officeooo:rsid="001bbbd6" officeooo:paragraph-rsid="001bbbd6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1d7d30" officeooo:paragraph-rsid="001d7d30"/>
    </style:style>
    <style:style style:name="P10" style:family="paragraph" style:parent-style-name="Standard">
      <style:paragraph-properties fo:text-align="start" style:justify-single-word="false"/>
      <style:text-properties officeooo:rsid="001e773c" officeooo:paragraph-rsid="001e773c"/>
    </style:style>
    <style:style style:name="P11" style:family="paragraph" style:parent-style-name="Standard">
      <style:paragraph-properties fo:text-align="start" style:justify-single-word="false"/>
      <style:text-properties officeooo:rsid="001ef412" officeooo:paragraph-rsid="001ef412"/>
    </style:style>
    <style:style style:name="P12" style:family="paragraph" style:parent-style-name="Standard">
      <style:paragraph-properties fo:text-align="start" style:justify-single-word="false"/>
      <style:text-properties officeooo:rsid="00202fd8" officeooo:paragraph-rsid="00202fd8"/>
    </style:style>
    <style:style style:name="P13" style:family="paragraph" style:parent-style-name="Standard">
      <style:paragraph-properties fo:text-align="start" style:justify-single-word="false"/>
      <style:text-properties officeooo:rsid="0020f709" officeooo:paragraph-rsid="0020f709"/>
    </style:style>
    <style:style style:name="P14" style:family="paragraph" style:parent-style-name="Standard">
      <style:paragraph-properties fo:text-align="start" style:justify-single-word="false"/>
      <style:text-properties fo:color="#666666" style:font-name="AnonymousPro" fo:font-size="9.5pt" style:font-size-asian="9.5pt"/>
    </style:style>
    <style:style style:name="P15" style:family="paragraph" style:parent-style-name="Standard">
      <style:paragraph-properties fo:text-align="start" style:justify-single-word="false"/>
      <style:text-properties fo:color="#666666" style:font-name="AnonymousPro" fo:font-size="9.5pt" officeooo:rsid="001d7d30" officeooo:paragraph-rsid="001d7d30" style:font-size-asian="9.5pt"/>
    </style:style>
    <style:style style:name="P16" style:family="paragraph" style:parent-style-name="Standard">
      <style:paragraph-properties fo:text-align="start" style:justify-single-word="false"/>
      <style:text-properties fo:color="#666666" style:font-name="AnonymousPro" fo:font-size="9.5pt" officeooo:rsid="001e773c" officeooo:paragraph-rsid="001e773c" style:font-size-asian="9.5pt"/>
    </style:style>
    <style:style style:name="P17" style:family="paragraph" style:parent-style-name="Standard">
      <style:paragraph-properties fo:text-align="start" style:justify-single-word="false"/>
      <style:text-properties fo:color="#666666" style:font-name="AnonymousPro" fo:font-size="9.5pt" officeooo:rsid="001ef412" officeooo:paragraph-rsid="001ef412" style:font-size-asian="9.5pt"/>
    </style:style>
    <style:style style:name="P18" style:family="paragraph" style:parent-style-name="Standard">
      <style:paragraph-properties fo:text-align="start" style:justify-single-word="false"/>
      <style:text-properties fo:color="#666666" style:font-name="AnonymousPro" fo:font-size="9.5pt" officeooo:rsid="00202fd8" officeooo:paragraph-rsid="00202fd8" style:font-size-asian="9.5pt"/>
    </style:style>
    <style:style style:name="P19" style:family="paragraph" style:parent-style-name="Standard">
      <style:paragraph-properties fo:text-align="start" style:justify-single-word="false"/>
      <style:text-properties fo:color="#666666" style:font-name="AnonymousPro" fo:font-size="9.5pt" officeooo:rsid="0020f709" officeooo:paragraph-rsid="0020f709" style:font-size-asian="9.5pt"/>
    </style:style>
    <style:style style:name="P20" style:family="paragraph" style:parent-style-name="Standard">
      <style:paragraph-properties fo:text-align="start" style:justify-single-word="false"/>
      <style:text-properties fo:color="#000000" style:font-name="AnonymousPro" fo:font-size="9.5pt" style:font-size-asian="9.5pt"/>
    </style:style>
    <style:style style:name="P21" style:family="paragraph" style:parent-style-name="Standard">
      <style:paragraph-properties fo:text-align="start" style:justify-single-word="false"/>
      <style:text-properties fo:color="#408080" style:font-name="AnonymousPro-Italic" fo:font-size="11pt" fo:font-style="italic" officeooo:rsid="001ef412" officeooo:paragraph-rsid="001ef412" style:font-size-asian="11pt" style:font-style-asian="italic"/>
    </style:style>
    <style:style style:name="P22" style:family="paragraph" style:parent-style-name="Standard">
      <style:paragraph-properties fo:text-align="start" style:justify-single-word="false"/>
      <style:text-properties fo:color="#408080" style:font-name="AnonymousPro-Italic" fo:font-size="11pt" fo:font-style="italic" officeooo:rsid="0020f709" officeooo:paragraph-rsid="0020f709" style:font-size-asian="11pt" style:font-style-asian="italic"/>
    </style:style>
    <style:style style:name="P23" style:family="paragraph" style:parent-style-name="Standard">
      <style:paragraph-properties fo:text-align="start" style:justify-single-word="false"/>
      <style:text-properties fo:color="#ac21ff" style:font-name="AnonymousPro" fo:font-size="9.5pt" style:font-size-asian="9.5pt"/>
    </style:style>
    <style:style style:name="P24" style:family="paragraph" style:parent-style-name="Standard">
      <style:paragraph-properties fo:text-align="start" style:justify-single-word="false"/>
      <style:text-properties fo:color="#bd7b00" style:font-name="AnonymousPro-Italic" fo:font-size="11pt" fo:font-style="italic" style:font-size-asian="11pt" style:font-style-asian="italic"/>
    </style:style>
    <style:style style:name="P25" style:family="paragraph" style:parent-style-name="Standard">
      <style:paragraph-properties fo:text-align="start" style:justify-single-word="false"/>
      <style:text-properties fo:color="#008000" style:font-name="AnonymousPro-Bold" fo:font-size="11pt" fo:font-weight="bold" style:font-size-asian="11pt" style:font-weight-asian="bold"/>
    </style:style>
    <style:style style:name="P26" style:family="paragraph" style:parent-style-name="Standard">
      <style:paragraph-properties fo:text-align="start" style:justify-single-word="false"/>
      <style:text-properties fo:color="#008000" style:font-name="AnonymousPro-Bold" fo:font-size="11pt" fo:font-weight="bold" officeooo:rsid="0020f709" officeooo:paragraph-rsid="0020f709" style:font-size-asian="11pt" style:font-weight-asian="bold"/>
    </style:style>
    <style:style style:name="T1" style:family="text">
      <style:text-properties fo:color="#666666" style:font-name="AnonymousPro" fo:font-size="9.5pt" style:font-size-asian="9.5pt"/>
    </style:style>
    <style:style style:name="T2" style:family="text">
      <style:text-properties fo:color="#666666" style:font-name="AnonymousPro" fo:font-size="9.5pt" officeooo:rsid="0022677f" style:font-size-asian="9.5pt"/>
    </style:style>
    <style:style style:name="T3" style:family="text">
      <style:text-properties fo:color="#000000" style:font-name="AnonymousPro" fo:font-size="9.5pt" style:font-size-asian="9.5pt"/>
    </style:style>
    <style:style style:name="T4" style:family="text">
      <style:text-properties fo:color="#7d8f29" style:font-name="AnonymousPro" fo:font-size="9.5pt" style:font-size-asian="9.5pt"/>
    </style:style>
    <style:style style:name="T5" style:family="text">
      <style:text-properties fo:color="#ac21ff" style:font-name="AnonymousPro" fo:font-size="9.5pt" style:font-size-asian="9.5pt"/>
    </style:style>
    <style:style style:name="T6" style:family="text">
      <style:text-properties fo:color="#bb2121" style:font-name="AnonymousPro" fo:font-size="9.5pt" style:font-size-asian="9.5pt"/>
    </style:style>
    <style:style style:name="T7" style:family="text">
      <style:text-properties fo:color="#b10040" style:font-name="AnonymousPro-Bold" fo:font-size="11pt" fo:font-weight="bold" style:font-size-asian="11pt" style:font-weight-asian="bold"/>
    </style:style>
    <style:style style:name="T8" style:family="text">
      <style:text-properties fo:color="#008000" style:font-name="AnonymousPro-Bold" fo:font-size="11pt" fo:font-weight="bold" style:font-size-asian="11pt" style:font-weight-asian="bold"/>
    </style:style>
    <style:style style:name="T9" style:family="text">
      <style:text-properties fo:color="#0000ff" style:font-name="AnonymousPro" fo:font-size="9.5pt" style:font-size-asian="9.5pt"/>
    </style:style>
    <style:style style:name="T10" style:family="text">
      <style:text-properties fo:color="#0000ff" style:font-name="AnonymousPro-Bold" fo:font-size="11pt" fo:font-weight="bold" style:font-size-asian="11pt" style:font-weight-asian="bold"/>
    </style:style>
    <style:style style:name="T11" style:family="text">
      <style:text-properties fo:color="#ff0000" style:font-name="AnonymousPro" fo:font-size="9.5pt" style:font-size-asian="9.5pt"/>
    </style:style>
    <style:style style:name="T12" style:family="text">
      <style:text-properties officeooo:rsid="00223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licaciones Web en Java </text:p>
      <text:p text:style-name="P2">JSP</text:p>
      <text:p text:style-name="P1"/>
      <text:p text:style-name="P1">Vamos a aprender a utilizar páginas web como interfaz para programas en Java. JSP (Java Server Pages) permite mezclar código en java con código en html. Los ficheros tendrán la extensión .jsp. </text:p>
      <text:p text:style-name="P1"/>
      <text:p text:style-name="P3">Primer programas</text:p>
      <text:p text:style-name="P4"><text:bookmark-start text:name="__DdeLink__1_402790099"/>&lt;%-- saludo2.jsp --%&gt; </text:p>
      <text:p text:style-name="P4">&lt;%@page contentType="text/html" pageEncoding="UTF-8"%&gt; </text:p>
      <text:p text:style-name="P4">&lt;!DOCTYPE html&gt; </text:p>
      <text:p text:style-name="P4">&lt;html&gt; </text:p>
      <text:p text:style-name="P4">&lt;head&gt; </text:p>
      <text:p text:style-name="P4">&lt;meta http-equiv="Content-Type" content="text/html; charset=UTF-8"&gt; </text:p>
      <text:p text:style-name="P4">&lt;/head&gt; </text:p>
      <text:p text:style-name="P4">&lt;body&gt; </text:p>
      <text:p text:style-name="P4"><text:s text:c="2"/>&lt;% out.print("&lt;h1&gt;¡Buenos días mundo!&lt;/h1&gt;"); %&gt;</text:p>
      <text:p text:style-name="P4"><text:s text:c="2"/>&lt;% out.println("&lt;b&gt;&lt;i&gt;"); %&gt;</text:p>
      <text:p text:style-name="P4"><text:s text:c="5"/>Primer programa en JSP.</text:p>
      <text:p text:style-name="P4"><text:s text:c="2"/>&lt;% out.println("&lt;/i&gt;&lt;/b&gt;"); %&gt;</text:p>
      <text:p text:style-name="P4">&lt;/body&gt; </text:p>
      <text:p text:style-name="P4">&lt;/html&gt;<text:bookmark-end text:name="__DdeLink__1_402790099"/></text:p>
      <text:p text:style-name="P4"/>
      <text:p text:style-name="P5">Programa utilizando un bucle for</text:p>
      <text:p text:style-name="P5"><text:bookmark-start text:name="__DdeLink__3760_241403966"/><text:span text:style-name="T1">&lt;%-- </text:span><text:span text:style-name="T3">pruebaVariable1 </text:span><text:span text:style-name="T1">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14">&lt;%</text:p>
      <text:p text:style-name="P8"><text:span text:style-name="T8">for </text:span><text:span text:style-name="T1">(</text:span><text:span text:style-name="T7">int </text:span><text:span text:style-name="T3">i </text:span><text:span text:style-name="T1">= 1; </text:span><text:span text:style-name="T3">i </text:span><text:span text:style-name="T1">&lt; 7; </text:span><text:span text:style-name="T3">i</text:span><text:span text:style-name="T1">++)</text:span></text:p>
      <text:p text:style-name="P8"><text:span text:style-name="T3">out</text:span><text:span text:style-name="T1">.</text:span><text:span text:style-name="T4">println</text:span><text:span text:style-name="T1">(</text:span><text:span text:style-name="T6">"&lt;h" </text:span><text:span text:style-name="T1">+ (7-</text:span><text:span text:style-name="T3">i</text:span><text:span text:style-name="T1">) + </text:span><text:span text:style-name="T6">"&gt;"</text:span><text:span text:style-name="T1">+ </text:span><text:span text:style-name="T3">i </text:span><text:span text:style-name="T1">+ </text:span><text:span text:style-name="T6">"&lt;/h" </text:span><text:span text:style-name="T1">+ (7-</text:span><text:span text:style-name="T3">i</text:span><text:span text:style-name="T1">) + </text:span><text:span text:style-name="T6">"&gt;"</text:span><text:span text:style-name="T1">);</text:span></text:p>
      <text:p text:style-name="P14">%&gt;</text:p>
      <text:p text:style-name="P8"><text:span text:style-name="T1">&lt;/</text:span><text:span text:style-name="T3">body</text:span><text:span text:style-name="T1">&gt;</text:span></text:p>
      <text:p text:style-name="P5"><text:span text:style-name="T1">&lt;/</text:span><text:span text:style-name="T3">html</text:span><text:span text:style-name="T1">&gt;</text:span><text:bookmark-end text:name="__DdeLink__3760_241403966"/></text:p>
      <text:p text:style-name="P3"/>
      <text:p text:style-name="P6">El código Java se puede insertar en cualquier lugar dentro del código Html:</text:p>
      <text:p text:style-name="P6"><text:bookmark-start text:name="__DdeLink__3764_241403966"/><text:bookmark-start text:name="__DdeLink__3762_241403966"/><text:span text:style-name="T1">&lt;%-- </text:span><text:span text:style-name="T3">pruebaVariable2 </text:span><text:span text:style-name="T1">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% </text:span><text:span text:style-name="T7">int </text:span><text:span text:style-name="T3">x </text:span><text:span text:style-name="T1">= 3; %&gt;</text:span></text:p>
      <text:p text:style-name="P8"><text:span text:style-name="T1">&lt;</text:span><text:span text:style-name="T3">h</text:span><text:span text:style-name="T1">&lt;% </text:span><text:span text:style-name="T3">out</text:span><text:span text:style-name="T1">.</text:span><text:span text:style-name="T4">print</text:span><text:span text:style-name="T1">(</text:span><text:span text:style-name="T3">x</text:span><text:span text:style-name="T1">); %&gt;&gt;</text:span><text:span text:style-name="T3">hola</text:span><text:span text:style-name="T1">&lt;/</text:span><text:span text:style-name="T3">h</text:span><text:span text:style-name="T1">&lt;% </text:span><text:span text:style-name="T3">out</text:span><text:span text:style-name="T1">.</text:span><text:span text:style-name="T4">print</text:span><text:span text:style-name="T1">(</text:span><text:span text:style-name="T3">x</text:span><text:span text:style-name="T1">); %&gt;&gt;</text:span></text:p>
      <text:p text:style-name="P8"><text:span text:style-name="T1">&lt;/</text:span><text:span text:style-name="T3">body</text:span><text:span text:style-name="T1">&gt;</text:span></text:p>
      <text:p text:style-name="P6"><text:span text:style-name="T1">&lt;/</text:span><text:span text:style-name="T3">html</text:span><text:span text:style-name="T1">&gt;</text:span><text:bookmark-end text:name="__DdeLink__3764_241403966"/><text:bookmark-end text:name="__DdeLink__3762_241403966"/></text:p>
      <text:p text:style-name="P7"/>
      <text:p text:style-name="P7"><text:bookmark-start text:name="__DdeLink__3766_241403966"/><text:span text:style-name="T1">&lt;%-- </text:span><text:span text:style-name="T3">muestraInfo</text:span><text:span text:style-name="T1">.</text:span><text:span text:style-name="T4">jsp </text:span><text:span text:style-name="T1">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oft-page-break/><text:span text:style-name="T1">&lt;</text:span><text:span text:style-name="T3">body</text:span><text:span text:style-name="T1">&gt;</text:span></text:p>
      <text:p text:style-name="P8"><text:span text:style-name="T1">&lt;</text:span><text:span text:style-name="T3">h1</text:span><text:span text:style-name="T1">&gt;</text:span><text:span text:style-name="T3">Información del entorno de trabajo</text:span><text:span text:style-name="T1">&lt;/</text:span><text:span text:style-name="T3">h1</text:span><text:span text:style-name="T1">&gt;</text:span></text:p>
      <text:p text:style-name="P14">&lt;%</text:p>
      <text:p text:style-name="P8"><text:span text:style-name="T3">out</text:span><text:span text:style-name="T1">.</text:span><text:span text:style-name="T4">print</text:span><text:span text:style-name="T1">(</text:span><text:span text:style-name="T6">"Fabricante de Java: " </text:span><text:span text:style-name="T1">+ </text:span><text:span text:style-name="T3">System</text:span><text:span text:style-name="T1">.</text:span><text:span text:style-name="T4">getProperty</text:span><text:span text:style-name="T1">(</text:span><text:span text:style-name="T6">"java.vendor"</text:span><text:span text:style-name="T1">));</text:span></text:p>
      <text:p text:style-name="P8"><text:span text:style-name="T3">out</text:span><text:span text:style-name="T1">.</text:span><text:span text:style-name="T4">print</text:span><text:span text:style-name="T1">(</text:span><text:span text:style-name="T6">"&lt;br&gt;Url del fabricante: " </text:span><text:span text:style-name="T1">+ </text:span><text:span text:style-name="T3">System</text:span><text:span text:style-name="T1">.</text:span><text:span text:style-name="T4">getProperty</text:span><text:span text:style-name="T1">(</text:span><text:span text:style-name="T6">"java.vendor.url"</text:span><text:span text:style-name="T1">));</text:span></text:p>
      <text:p text:style-name="P8"><text:span text:style-name="T3">out</text:span><text:span text:style-name="T1">.</text:span><text:span text:style-name="T4">print</text:span><text:span text:style-name="T1">(</text:span><text:span text:style-name="T6">"&lt;br&gt;Versión: " </text:span><text:span text:style-name="T1">+ </text:span><text:span text:style-name="T3">System</text:span><text:span text:style-name="T1">.</text:span><text:span text:style-name="T4">getProperty</text:span><text:span text:style-name="T1">(</text:span><text:span text:style-name="T6">"java.version"</text:span><text:span text:style-name="T1">));</text:span></text:p>
      <text:p text:style-name="P8"><text:span text:style-name="T3">out</text:span><text:span text:style-name="T1">.</text:span><text:span text:style-name="T4">print</text:span><text:span text:style-name="T1">(</text:span><text:span text:style-name="T6">"&lt;br&gt;Sistema operativo: " </text:span><text:span text:style-name="T1">+ </text:span><text:span text:style-name="T3">System</text:span><text:span text:style-name="T1">.</text:span><text:span text:style-name="T4">getProperty</text:span><text:span text:style-name="T1">(</text:span><text:span text:style-name="T6">"os.name"</text:span><text:span text:style-name="T1">));</text:span></text:p>
      <text:p text:style-name="P8"><text:span text:style-name="T3">out</text:span><text:span text:style-name="T1">.</text:span><text:span text:style-name="T4">print</text:span><text:span text:style-name="T1">(</text:span><text:span text:style-name="T6">"&lt;br&gt;Usuario: " </text:span><text:span text:style-name="T1">+ </text:span><text:span text:style-name="T3">System</text:span><text:span text:style-name="T1">.</text:span><text:span text:style-name="T4">getProperty</text:span><text:span text:style-name="T1">(</text:span><text:span text:style-name="T6">"user.name"</text:span><text:span text:style-name="T1">));</text:span></text:p>
      <text:p text:style-name="P14">%&gt;</text:p>
      <text:p text:style-name="P8"><text:span text:style-name="T1">&lt;/</text:span><text:span text:style-name="T3">body</text:span><text:span text:style-name="T1">&gt;</text:span></text:p>
      <text:p text:style-name="P7"><text:span text:style-name="T1">&lt;/</text:span><text:span text:style-name="T3">html</text:span><text:span text:style-name="T1">&gt;</text:span><text:bookmark-end text:name="__DdeLink__3766_241403966"/></text:p>
      <text:p text:style-name="P7"/>
      <text:p text:style-name="P7"/>
      <text:p text:style-name="P9">Mostrar información de forma ordenada utilizando tablas:</text:p>
      <text:p text:style-name="P9"><text:bookmark-start text:name="__DdeLink__3768_241403966"/><text:span text:style-name="T1">&lt;%-- </text:span><text:span text:style-name="T3">tabla</text:span><text:span text:style-name="T1">.</text:span><text:span text:style-name="T4">jsp </text:span><text:span text:style-name="T1">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</text:span><text:span text:style-name="T3">h1</text:span><text:span text:style-name="T1">&gt;</text:span><text:span text:style-name="T3">Ejemplo de tabla</text:span><text:span text:style-name="T1">&lt;/</text:span><text:span text:style-name="T3">h1</text:span><text:span text:style-name="T1">&gt;</text:span></text:p>
      <text:p text:style-name="P8"><text:span text:style-name="T1">&lt;</text:span><text:span text:style-name="T3">table border</text:span><text:span text:style-name="T1">=</text:span><text:span text:style-name="T6">"2"</text:span><text:span text:style-name="T1">&gt;</text:span></text:p>
      <text:p text:style-name="P8"><text:span text:style-name="T1">&lt;</text:span><text:span text:style-name="T3">tr</text:span><text:span text:style-name="T1">&gt;</text:span></text:p>
      <text:p text:style-name="P8"><text:span text:style-name="T1">&lt;</text:span><text:span text:style-name="T3">td</text:span><text:span text:style-name="T1">&gt;</text:span><text:span text:style-name="T3">Número</text:span><text:span text:style-name="T1">&lt;/</text:span><text:span text:style-name="T3">td</text:span><text:span text:style-name="T1">&gt;&lt;</text:span><text:span text:style-name="T3">td</text:span><text:span text:style-name="T1">&gt;</text:span><text:span text:style-name="T3">Cuadrado</text:span><text:span text:style-name="T1">&lt;/</text:span><text:span text:style-name="T3">td</text:span><text:span text:style-name="T1">&gt;</text:span></text:p>
      <text:p text:style-name="P8"><text:span text:style-name="T1">&lt;/</text:span><text:span text:style-name="T3">tr</text:span><text:span text:style-name="T1">&gt;</text:span></text:p>
      <text:p text:style-name="P14">&lt;%</text:p>
      <text:p text:style-name="P8"><text:span text:style-name="T8">for</text:span><text:span text:style-name="T1">(</text:span><text:span text:style-name="T7">int </text:span><text:span text:style-name="T3">i </text:span><text:span text:style-name="T1">= 0; </text:span><text:span text:style-name="T3">i </text:span><text:span text:style-name="T1">&lt;</text:span><text:span text:style-name="T2">=</text:span><text:span text:style-name="T1"> 10; </text:span><text:span text:style-name="T3">i</text:span><text:span text:style-name="T1">++) {</text:span></text:p>
      <text:p text:style-name="P8"><text:span text:style-name="T3">out</text:span><text:span text:style-name="T1">.</text:span><text:span text:style-name="T4">println</text:span><text:span text:style-name="T1">(</text:span><text:span text:style-name="T6">"&lt;tr&gt;"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6">"&lt;td&gt;" </text:span><text:span text:style-name="T1">+ </text:span><text:span text:style-name="T3">i </text:span><text:span text:style-name="T1">+ </text:span><text:span text:style-name="T6">"&lt;/td&gt;"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6">"&lt;td&gt;"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3">i </text:span><text:span text:style-name="T1">* </text:span><text:span text:style-name="T3">i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6">"&lt;/td&gt;&lt;/tr&gt;"</text:span><text:span text:style-name="T1">);</text:span></text:p>
      <text:p text:style-name="P14">}</text:p>
      <text:p text:style-name="P14">%&gt;</text:p>
      <text:p text:style-name="P8"><text:span text:style-name="T1">&lt;/</text:span><text:span text:style-name="T3">table</text:span><text:span text:style-name="T1">&gt;</text:span></text:p>
      <text:p text:style-name="P9"><text:span text:style-name="T1">&lt;/</text:span><text:span text:style-name="T3">body</text:span><text:span text:style-name="T1">&gt;</text:span></text:p>
      <text:p text:style-name="P15">&lt;<text:span text:style-name="T12">/</text:span>html&gt;<text:bookmark-end text:name="__DdeLink__3768_241403966"/></text:p>
      <text:p text:style-name="P15"/>
      <text:p text:style-name="P15">Recojida de datos en jsp mediande formularios, primer formulario recogerá la información y la segunda página recibirá los datos y hará una serie de operaciones mostrando un resultado.</text:p>
      <text:p text:style-name="P9"><text:bookmark-start text:name="__DdeLink__3770_241403966"/><text:span text:style-name="T1">&lt;%-- </text:span><text:span text:style-name="T3">index</text:span><text:span text:style-name="T1">.</text:span><text:span text:style-name="T4">jsp </text:span><text:span text:style-name="T1">(</text:span><text:span text:style-name="T3">proyecto PasoDeCadena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Paso de cadena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</text:span><text:span text:style-name="T3">h1</text:span><text:span text:style-name="T1">&gt;</text:span><text:span text:style-name="T3">Pasando una cadena de caracteres</text:span><text:span text:style-name="T1">&lt;/</text:span><text:span text:style-name="T3">h1</text:span><text:span text:style-name="T1">&gt;</text:span></text:p>
      <text:p text:style-name="P8"><text:span text:style-name="T1">&lt;</text:span><text:span text:style-name="T3">form method</text:span><text:span text:style-name="T1">=</text:span><text:span text:style-name="T6">"post" </text:span><text:span text:style-name="T3">action</text:span><text:span text:style-name="T1">=</text:span><text:span text:style-name="T6">"frase.jsp"</text:span><text:span text:style-name="T1">&gt;</text:span></text:p>
      <text:p text:style-name="P8"><text:span text:style-name="T3">Introduzca el nombre de una fruta</text:span><text:span text:style-name="T1">:</text:span></text:p>
      <text:p text:style-name="P8"><text:span text:style-name="T1">&lt;</text:span><text:span text:style-name="T3">input type</text:span><text:span text:style-name="T1">=</text:span><text:span text:style-name="T6">"text" </text:span><text:span text:style-name="T3">name</text:span><text:span text:style-name="T1">=</text:span><text:span text:style-name="T6">"cadenaIntro"</text:span><text:span text:style-name="T1">&gt;</text:span></text:p>
      <text:p text:style-name="P8"><text:span text:style-name="T1">&lt;</text:span><text:span text:style-name="T3">input type</text:span><text:span text:style-name="T1">=</text:span><text:span text:style-name="T6">"submit" </text:span><text:span text:style-name="T3">value</text:span><text:span text:style-name="T1">=</text:span><text:span text:style-name="T6">"OK"</text:span><text:span text:style-name="T1">&gt;</text:span></text:p>
      <text:p text:style-name="P8"><text:span text:style-name="T1">&lt;/</text:span><text:span text:style-name="T3">form</text:span><text:span text:style-name="T1">&gt;</text:span></text:p>
      <text:p text:style-name="P9"><text:span text:style-name="T1">&lt;/</text:span><text:span text:style-name="T3">body</text:span><text:span text:style-name="T1">&gt;</text:span><text:bookmark-end text:name="__DdeLink__3770_241403966"/></text:p>
      <text:p text:style-name="P15"/>
      <text:p text:style-name="P15">Para regoger los datos se utiliza request.getParameter(“nombreVariable”). Si el dato contiene un carácter que contiene tilde ha que especificar su codificación mediante request.setCharacterEncoding(“UTF-8”). </text:p>
      <text:p text:style-name="P15"/>
      <text:p text:style-name="P15"/>
      <text:p text:style-name="P15"/>
      <text:p text:style-name="P15"/>
      <text:p text:style-name="P15"><text:soft-page-break/></text:p>
      <text:p text:style-name="P9"><text:bookmark-start text:name="__DdeLink__3772_241403966"/><text:span text:style-name="T1">&lt;%-- </text:span><text:span text:style-name="T3">frase</text:span><text:span text:style-name="T1">.</text:span><text:span text:style-name="T4">jsp </text:span><text:span text:style-name="T1">(</text:span><text:span text:style-name="T3">proyecto PasoDeCadena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Paso de cadena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% </text:span><text:span text:style-name="T3">request</text:span><text:span text:style-name="T1">.</text:span><text:span text:style-name="T4">setCharacterEncoding</text:span><text:span text:style-name="T1">(</text:span><text:span text:style-name="T6">"UTF-8"</text:span><text:span text:style-name="T1">); %&gt;</text:span></text:p>
      <text:p text:style-name="P20">Me gusta mucho comer</text:p>
      <text:p text:style-name="P8"><text:span text:style-name="T1">&lt;% </text:span><text:span text:style-name="T3">out</text:span><text:span text:style-name="T1">.</text:span><text:span text:style-name="T4">print</text:span><text:span text:style-name="T1">(</text:span><text:span text:style-name="T3">request</text:span><text:span text:style-name="T1">.</text:span><text:span text:style-name="T4">getParameter</text:span><text:span text:style-name="T1">(</text:span><text:span text:style-name="T6">"cadenaIntro"</text:span><text:span text:style-name="T1">));%&gt;</text:span></text:p>
      <text:p text:style-name="P9"><text:span text:style-name="T1">&lt;/</text:span><text:span text:style-name="T3">body</text:span><text:span text:style-name="T1">&gt;</text:span><text:bookmark-end text:name="__DdeLink__3772_241403966"/></text:p>
      <text:p text:style-name="P15"/>
      <text:p text:style-name="P16">En el siguiente ejemplo se manipula un dato JSP numérico, incrementandolo en 5 unidades.</text:p>
      <text:p text:style-name="P10"><text:bookmark-start text:name="__DdeLink__3774_241403966"/><text:span text:style-name="T1">&lt;%-- </text:span><text:span text:style-name="T3">index</text:span><text:span text:style-name="T1">.</text:span><text:span text:style-name="T4">jsp </text:span><text:span text:style-name="T1">(</text:span><text:span text:style-name="T3">proyecto Incrementa5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</text:span><text:span text:style-name="T3">form method</text:span><text:span text:style-name="T1">=</text:span><text:span text:style-name="T6">"get" </text:span><text:span text:style-name="T3">action</text:span><text:span text:style-name="T1">=</text:span><text:span text:style-name="T6">"incrementa5.jsp"</text:span><text:span text:style-name="T1">&gt;</text:span></text:p>
      <text:p text:style-name="P8"><text:span text:style-name="T3">Introduzca un </text:span><text:span text:style-name="T9">número </text:span><text:span text:style-name="T1">(</text:span><text:span text:style-name="T3">puede tener decimales</text:span><text:span text:style-name="T1">):</text:span></text:p>
      <text:p text:style-name="P8"><text:span text:style-name="T1">&lt;</text:span><text:span text:style-name="T3">input type</text:span><text:span text:style-name="T1">=</text:span><text:span text:style-name="T6">"text" </text:span><text:span text:style-name="T3">name</text:span><text:span text:style-name="T1">=</text:span><text:span text:style-name="T6">"numeroIntro"</text:span><text:span text:style-name="T1">&gt;</text:span></text:p>
      <text:p text:style-name="P8"><text:span text:style-name="T1">&lt;</text:span><text:span text:style-name="T3">input type</text:span><text:span text:style-name="T1">=</text:span><text:span text:style-name="T6">"submit" </text:span><text:span text:style-name="T3">value</text:span><text:span text:style-name="T1">=</text:span><text:span text:style-name="T6">"OK"</text:span><text:span text:style-name="T1">&gt;</text:span></text:p>
      <text:p text:style-name="P8"><text:span text:style-name="T1">&lt;/</text:span><text:span text:style-name="T3">form</text:span><text:span text:style-name="T1">&gt;</text:span></text:p>
      <text:p text:style-name="P8"><text:span text:style-name="T1">&lt;/</text:span><text:span text:style-name="T3">body</text:span><text:span text:style-name="T1">&gt;</text:span></text:p>
      <text:p text:style-name="P10"><text:span text:style-name="T1">&lt;/</text:span><text:span text:style-name="T3">html</text:span><text:span text:style-name="T1">&gt;</text:span><text:bookmark-end text:name="__DdeLink__3774_241403966"/></text:p>
      <text:p text:style-name="P16"/>
      <text:p text:style-name="P16">El resultado es una cadena de caracteres transformada en un dato numérico con el método Double.parseDouble</text:p>
      <text:p text:style-name="P10"><text:bookmark-start text:name="__DdeLink__3776_241403966"/><text:span text:style-name="T1">&lt;%-- </text:span><text:span text:style-name="T3">incrementa5</text:span><text:span text:style-name="T1">.</text:span><text:span text:style-name="T4">jsp </text:span><text:span text:style-name="T1">(</text:span><text:span text:style-name="T3">proyecto Incrementa5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20">El número introducido más cinco es</text:p>
      <text:p text:style-name="P14">&lt;%</text:p>
      <text:p text:style-name="P8"><text:span text:style-name="T7">double </text:span><text:span text:style-name="T3">resultado</text:span><text:span text:style-name="T1">;</text:span></text:p>
      <text:p text:style-name="P8"><text:span text:style-name="T3">resultado </text:span><text:span text:style-name="T1">= </text:span><text:span text:style-name="T3">Double</text:span><text:span text:style-name="T1">.</text:span><text:span text:style-name="T4">parseDouble</text:span><text:span text:style-name="T1">(</text:span><text:span text:style-name="T3">request</text:span><text:span text:style-name="T1">.</text:span><text:span text:style-name="T4">getParameter</text:span><text:span text:style-name="T1">(</text:span><text:span text:style-name="T6">"numeroIntro"</text:span><text:span text:style-name="T1">)) + 5;</text:span></text:p>
      <text:p text:style-name="P8"><text:span text:style-name="T3">out</text:span><text:span text:style-name="T1">.</text:span><text:span text:style-name="T4">print</text:span><text:span text:style-name="T1">(</text:span><text:span text:style-name="T3">resultado</text:span><text:span text:style-name="T1">);</text:span></text:p>
      <text:p text:style-name="P14">%&gt;</text:p>
      <text:p text:style-name="P8"><text:span text:style-name="T1">&lt;/</text:span><text:span text:style-name="T3">body</text:span><text:span text:style-name="T1">&gt;</text:span></text:p>
      <text:p text:style-name="P10"><text:span text:style-name="T1">&lt;/</text:span><text:span text:style-name="T3">html</text:span><text:span text:style-name="T1">&gt;</text:span><text:bookmark-end text:name="__DdeLink__3776_241403966"/></text:p>
      <text:p text:style-name="P16"/>
      <text:p text:style-name="P16">El siguiente ejemplo recoge dos variable x e y</text:p>
      <text:p text:style-name="P10"><text:bookmark-start text:name="__DdeLink__3778_241403966"/><text:span text:style-name="T1">&lt;%-- </text:span><text:span text:style-name="T3">index</text:span><text:span text:style-name="T1">.</text:span><text:span text:style-name="T4">jsp </text:span><text:span text:style-name="T1">(</text:span><text:span text:style-name="T3">proyecto Suma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Suma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</text:span><text:span text:style-name="T3">h1</text:span><text:span text:style-name="T1">&gt;</text:span><text:span text:style-name="T3">Supercalculadora</text:span><text:span text:style-name="T1">&lt;/</text:span><text:span text:style-name="T3">h1</text:span><text:span text:style-name="T1">&gt;</text:span></text:p>
      <text:p text:style-name="P8"><text:span text:style-name="T1">&lt;</text:span><text:span text:style-name="T3">form method</text:span><text:span text:style-name="T1">=</text:span><text:span text:style-name="T6">"get" </text:span><text:span text:style-name="T3">action</text:span><text:span text:style-name="T1">=</text:span><text:span text:style-name="T6">"resultado.jsp"</text:span><text:span text:style-name="T1">&gt;</text:span></text:p>
      <text:p text:style-name="P8"><text:span text:style-name="T3">x </text:span><text:span text:style-name="T1">&lt;</text:span><text:span text:style-name="T3">input type</text:span><text:span text:style-name="T1">=</text:span><text:span text:style-name="T6">"text" </text:span><text:span text:style-name="T3">name</text:span><text:span text:style-name="T1">=</text:span><text:span text:style-name="T6">"x"</text:span><text:span text:style-name="T1">/&gt;&lt;/</text:span><text:span text:style-name="T3">br</text:span><text:span text:style-name="T1">&gt;</text:span></text:p>
      <text:p text:style-name="P8"><text:span text:style-name="T3">y </text:span><text:span text:style-name="T1">&lt;</text:span><text:span text:style-name="T3">input type</text:span><text:span text:style-name="T1">=</text:span><text:span text:style-name="T6">"text" </text:span><text:span text:style-name="T3">name</text:span><text:span text:style-name="T1">=</text:span><text:span text:style-name="T6">"y"</text:span><text:span text:style-name="T1">/&gt;&lt;/</text:span><text:span text:style-name="T3">br</text:span><text:span text:style-name="T1">&gt;</text:span></text:p>
      <text:p text:style-name="P8"><text:soft-page-break/><text:span text:style-name="T1">&lt;</text:span><text:span text:style-name="T3">input type</text:span><text:span text:style-name="T1">=</text:span><text:span text:style-name="T6">"submit"</text:span><text:span text:style-name="T1">&gt;</text:span></text:p>
      <text:p text:style-name="P8"><text:span text:style-name="T1">&lt;/</text:span><text:span text:style-name="T3">form</text:span><text:span text:style-name="T1">&gt;</text:span></text:p>
      <text:p text:style-name="P10"><text:span text:style-name="T1">&lt;/</text:span><text:span text:style-name="T3">body</text:span><text:span text:style-name="T1">&gt;</text:span><text:bookmark-end text:name="__DdeLink__3778_241403966"/></text:p>
      <text:p text:style-name="P16">El resultado de la información, recojida que por defecto es una cadena de caracteres <text:s/>y transformada previamente en numéros con Integer.valueOf() es </text:p>
      <text:p text:style-name="P10"><text:bookmark-start text:name="__DdeLink__3780_241403966"/><text:span text:style-name="T1">&lt;%-- </text:span><text:span text:style-name="T3">resultado</text:span><text:span text:style-name="T1">.</text:span><text:span text:style-name="T4">jsp </text:span><text:span text:style-name="T1">(</text:span><text:span text:style-name="T3">proyecto Suma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Suma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20">La suma es</text:p>
      <text:p text:style-name="P14">&lt;%</text:p>
      <text:p text:style-name="P8"><text:span text:style-name="T7">int </text:span><text:span text:style-name="T3">primerNumero </text:span><text:span text:style-name="T1">= </text:span><text:span text:style-name="T3">Integer</text:span><text:span text:style-name="T1">.</text:span><text:span text:style-name="T4">valueOf</text:span><text:span text:style-name="T1">(</text:span><text:span text:style-name="T3">request</text:span><text:span text:style-name="T1">.</text:span><text:span text:style-name="T4">getParameter</text:span><text:span text:style-name="T1">(</text:span><text:span text:style-name="T6">"x"</text:span><text:span text:style-name="T1">));</text:span></text:p>
      <text:p text:style-name="P8"><text:span text:style-name="T7">int </text:span><text:span text:style-name="T3">segundoNumero </text:span><text:span text:style-name="T1">= </text:span><text:span text:style-name="T3">Integer</text:span><text:span text:style-name="T1">.</text:span><text:span text:style-name="T4">valueOf</text:span><text:span text:style-name="T1">(</text:span><text:span text:style-name="T3">request</text:span><text:span text:style-name="T1">.</text:span><text:span text:style-name="T4">getParameter</text:span><text:span text:style-name="T1">(</text:span><text:span text:style-name="T6">"y"</text:span><text:span text:style-name="T1">));</text:span></text:p>
      <text:p text:style-name="P8"><text:span text:style-name="T3">out</text:span><text:span text:style-name="T1">.</text:span><text:span text:style-name="T4">println</text:span><text:span text:style-name="T1">(</text:span><text:span text:style-name="T3">primerNumero </text:span><text:span text:style-name="T1">+ </text:span><text:span text:style-name="T3">segundoNumero</text:span><text:span text:style-name="T1">);</text:span></text:p>
      <text:p text:style-name="P14">%&gt;</text:p>
      <text:p text:style-name="P8"><text:span text:style-name="T1">&lt;/</text:span><text:span text:style-name="T3">body</text:span><text:span text:style-name="T1">&gt;</text:span></text:p>
      <text:p text:style-name="P10"><text:span text:style-name="T1">&lt;/</text:span><text:span text:style-name="T3">html</text:span><text:span text:style-name="T1">&gt;</text:span><text:bookmark-end text:name="__DdeLink__3780_241403966"/></text:p>
      <text:p text:style-name="P16"/>
      <text:p text:style-name="P17">El siguiente ejemplo recoje como entrada de datos un <text:s/>número y una cadena de caracteres</text:p>
      <text:p text:style-name="P11"><text:bookmark-start text:name="__DdeLink__3782_241403966"/><text:span text:style-name="T1">&lt;%-- </text:span><text:span text:style-name="T3">index</text:span><text:span text:style-name="T1">.</text:span><text:span text:style-name="T4">jsp </text:span><text:span text:style-name="T1">(</text:span><text:span text:style-name="T3">proyecto Animales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Animales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</text:span><text:span text:style-name="T3">form method</text:span><text:span text:style-name="T1">=</text:span><text:span text:style-name="T6">"post" </text:span><text:span text:style-name="T3">action</text:span><text:span text:style-name="T1">=</text:span><text:span text:style-name="T6">"animales.jsp"</text:span><text:span text:style-name="T1">&gt;</text:span></text:p>
      <text:p text:style-name="P20">Seleccione animal a visualizar</text:p>
      <text:p text:style-name="P8"><text:span text:style-name="T1">&lt;</text:span><text:span text:style-name="T3">select name</text:span><text:span text:style-name="T1">=</text:span><text:span text:style-name="T6">"animal"</text:span><text:span text:style-name="T1">&gt;</text:span></text:p>
      <text:p text:style-name="P8"><text:span text:style-name="T1">&lt;</text:span><text:span text:style-name="T3">option</text:span><text:span text:style-name="T1">&gt;</text:span><text:span text:style-name="T3">Gato</text:span><text:span text:style-name="T1">&lt;/</text:span><text:span text:style-name="T3">option</text:span><text:span text:style-name="T1">&gt;</text:span></text:p>
      <text:p text:style-name="P8"><text:span text:style-name="T1">&lt;</text:span><text:span text:style-name="T3">option</text:span><text:span text:style-name="T1">&gt;</text:span><text:span text:style-name="T3">Caracol</text:span><text:span text:style-name="T1">&lt;/</text:span><text:span text:style-name="T3">option</text:span><text:span text:style-name="T1">&gt;</text:span></text:p>
      <text:p text:style-name="P8"><text:span text:style-name="T1">&lt;/</text:span><text:span text:style-name="T3">select</text:span><text:span text:style-name="T1">&gt;</text:span></text:p>
      <text:p text:style-name="P8"><text:span text:style-name="T1">&lt;/</text:span><text:span text:style-name="T3">br</text:span><text:span text:style-name="T1">&gt;</text:span></text:p>
      <text:p text:style-name="P8"><text:span text:style-name="T3">Número de animales </text:span><text:span text:style-name="T1">&lt;</text:span><text:span text:style-name="T3">input type</text:span><text:span text:style-name="T1">=</text:span><text:span text:style-name="T6">"text" </text:span><text:span text:style-name="T3">name</text:span><text:span text:style-name="T1">=</text:span><text:span text:style-name="T6">"numero" </text:span><text:span text:style-name="T3">size</text:span><text:span text:style-name="T1">=</text:span><text:span text:style-name="T6">"3"</text:span><text:span text:style-name="T1">&gt;</text:span></text:p>
      <text:p text:style-name="P8"><text:span text:style-name="T1">&lt;/</text:span><text:span text:style-name="T3">br</text:span><text:span text:style-name="T1">&gt;</text:span></text:p>
      <text:p text:style-name="P8"><text:span text:style-name="T1">&lt;</text:span><text:span text:style-name="T3">input type</text:span><text:span text:style-name="T1">=</text:span><text:span text:style-name="T6">"submit"</text:span><text:span text:style-name="T1">&gt;</text:span></text:p>
      <text:p text:style-name="P8"><text:span text:style-name="T1">&lt;/</text:span><text:span text:style-name="T3">form</text:span><text:span text:style-name="T1">&gt;</text:span></text:p>
      <text:p text:style-name="P11"><text:span text:style-name="T1">&lt;/</text:span><text:span text:style-name="T3">body</text:span><text:span text:style-name="T1">&gt;</text:span><text:bookmark-end text:name="__DdeLink__3782_241403966"/></text:p>
      <text:p text:style-name="P17"/>
      <text:p text:style-name="P17">El resultado es una imagen repetida el número de veces que hemos indicado </text:p>
      <text:p text:style-name="P11"><text:bookmark-start text:name="__DdeLink__3784_241403966"/><text:span text:style-name="T1">&lt;%-- </text:span><text:span text:style-name="T3">animales</text:span><text:span text:style-name="T1">.</text:span><text:span text:style-name="T4">jsp </text:span><text:span text:style-name="T1">(</text:span><text:span text:style-name="T3">proyecto Animales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Animales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14">&lt;%</text:p>
      <text:p text:style-name="P8"><text:span text:style-name="T3">String nombreAnimal </text:span><text:span text:style-name="T1">= </text:span><text:span text:style-name="T3">request</text:span><text:span text:style-name="T1">.</text:span><text:span text:style-name="T4">getParameter</text:span><text:span text:style-name="T1">(</text:span><text:span text:style-name="T6">"animal"</text:span><text:span text:style-name="T1">);</text:span></text:p>
      <text:p text:style-name="P8"><text:span text:style-name="T3">String nombreImagen</text:span><text:span text:style-name="T1">;</text:span></text:p>
      <text:p text:style-name="P8"><text:span text:style-name="T8">if </text:span><text:span text:style-name="T1">(</text:span><text:span text:style-name="T3">nombreAnimal</text:span><text:span text:style-name="T1">.</text:span><text:span text:style-name="T4">equals</text:span><text:span text:style-name="T1">(</text:span><text:span text:style-name="T6">"Gato"</text:span><text:span text:style-name="T1">)) {</text:span></text:p>
      <text:p text:style-name="P8"><text:span text:style-name="T3">nombreImagen </text:span><text:span text:style-name="T1">= </text:span><text:span text:style-name="T6">"gato.jpg"</text:span><text:span text:style-name="T1">;</text:span></text:p>
      <text:p text:style-name="P8"><text:span text:style-name="T1">} </text:span><text:span text:style-name="T8">else </text:span><text:span text:style-name="T1">{</text:span></text:p>
      <text:p text:style-name="P8"><text:span text:style-name="T3">nombreImagen </text:span><text:span text:style-name="T1">= </text:span><text:span text:style-name="T6">"caracol.jpg"</text:span><text:span text:style-name="T1">;</text:span></text:p>
      <text:p text:style-name="P14">}</text:p>
      <text:p text:style-name="P8"><text:span text:style-name="T7">int </text:span><text:span text:style-name="T3">veces </text:span><text:span text:style-name="T1">= </text:span><text:span text:style-name="T3">Integer</text:span><text:span text:style-name="T1">.</text:span><text:span text:style-name="T4">parseInt</text:span><text:span text:style-name="T1">(</text:span><text:span text:style-name="T3">request</text:span><text:span text:style-name="T1">.</text:span><text:span text:style-name="T4">getParameter</text:span><text:span text:style-name="T1">(</text:span><text:span text:style-name="T6">"numero"</text:span><text:span text:style-name="T1">));</text:span></text:p>
      <text:p text:style-name="P8"><text:soft-page-break/><text:span text:style-name="T8">for </text:span><text:span text:style-name="T1">(</text:span><text:span text:style-name="T7">int </text:span><text:span text:style-name="T3">i </text:span><text:span text:style-name="T1">= 0; </text:span><text:span text:style-name="T3">i </text:span><text:span text:style-name="T1">&lt; </text:span><text:span text:style-name="T3">veces</text:span><text:span text:style-name="T1">; </text:span><text:span text:style-name="T3">i</text:span><text:span text:style-name="T1">++) {</text:span></text:p>
      <text:p text:style-name="P8"><text:span text:style-name="T3">out</text:span><text:span text:style-name="T1">.</text:span><text:span text:style-name="T4">print</text:span><text:span text:style-name="T1">(</text:span><text:span text:style-name="T6">"&lt;img src=\"" </text:span><text:span text:style-name="T1">+ </text:span><text:span text:style-name="T3">nombreImagen </text:span><text:span text:style-name="T1">+</text:span><text:span text:style-name="T6">"\" width=\"20%\"&gt;"</text:span><text:span text:style-name="T1">);</text:span></text:p>
      <text:p text:style-name="P14">}</text:p>
      <text:p text:style-name="P14">%&gt;</text:p>
      <text:p text:style-name="P8"><text:span text:style-name="T1">&lt;/</text:span><text:span text:style-name="T3">body</text:span><text:span text:style-name="T1">&gt;</text:span><text:bookmark-end text:name="__DdeLink__3784_241403966"/></text:p>
      <text:p text:style-name="P11"><text:span text:style-name="T1">&lt;/</text:span><text:span text:style-name="T3">html</text:span><text:span text:style-name="T1">&gt;</text:span></text:p>
      <text:p text:style-name="P17"/>
      <text:p text:style-name="P17"/>
      <text:p text:style-name="P18">Lo habitual es que el fichero que contiene la definición de la clase se encuentre separado del programa principal. </text:p>
      <text:p text:style-name="P21">/* Gato.java (proyecto GatosConClase) */</text:p>
      <text:p text:style-name="P8"><text:span text:style-name="T8">package </text:span><text:span text:style-name="T10">daw1</text:span><text:span text:style-name="T1">;</text:span></text:p>
      <text:p text:style-name="P8"><text:span text:style-name="T8">public class </text:span><text:span text:style-name="T10">Gato </text:span><text:span text:style-name="T1">{</text:span></text:p>
      <text:p text:style-name="P8"><text:span text:style-name="T8">private </text:span><text:span text:style-name="T3">String nombre</text:span><text:span text:style-name="T1">;</text:span></text:p>
      <text:p text:style-name="P8"><text:span text:style-name="T8">private </text:span><text:span text:style-name="T3">String imagen</text:span><text:span text:style-name="T1">;</text:span></text:p>
      <text:p text:style-name="P8"><text:span text:style-name="T8">public </text:span><text:span text:style-name="T9">Gato</text:span><text:span text:style-name="T1">(</text:span><text:span text:style-name="T3">String nombre</text:span><text:span text:style-name="T1">, </text:span><text:span text:style-name="T3">String imagen</text:span><text:span text:style-name="T1">) {</text:span></text:p>
      <text:p text:style-name="P8"><text:span text:style-name="T8">this</text:span><text:span text:style-name="T1">.</text:span><text:span text:style-name="T4">nombre </text:span><text:span text:style-name="T1">= </text:span><text:span text:style-name="T3">nombre</text:span><text:span text:style-name="T1">;</text:span></text:p>
      <text:p text:style-name="P8"><text:span text:style-name="T8">this</text:span><text:span text:style-name="T1">.</text:span><text:span text:style-name="T4">imagen </text:span><text:span text:style-name="T1">= </text:span><text:span text:style-name="T3">imagen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getNombre</text:span><text:span text:style-name="T1">() {</text:span></text:p>
      <text:p text:style-name="P8"><text:span text:style-name="T8">return </text:span><text:span text:style-name="T3">nombre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getImagen</text:span><text:span text:style-name="T1">() {</text:span></text:p>
      <text:p text:style-name="P8"><text:span text:style-name="T8">return </text:span><text:span text:style-name="T3">imagen</text:span><text:span text:style-name="T1">;</text:span></text:p>
      <text:p text:style-name="P14">}</text:p>
      <text:p text:style-name="P23">@Override</text:p>
      <text:p text:style-name="P8"><text:span text:style-name="T8">public </text:span><text:span text:style-name="T3">String </text:span><text:span text:style-name="T9">toString</text:span><text:span text:style-name="T1">() {</text:span></text:p>
      <text:p text:style-name="P8"><text:span text:style-name="T8">return </text:span><text:span text:style-name="T6">"&lt;img src='" </text:span><text:span text:style-name="T1">+ </text:span><text:span text:style-name="T3">imagen </text:span><text:span text:style-name="T1">+ </text:span><text:span text:style-name="T6">"' width='80'&gt;Hola, soy " </text:span><text:span text:style-name="T1">+ </text:span><text:span text:style-name="T3">nombre </text:span><text:span text:style-name="T1">+ </text:span><text:span text:style-name="T6">"&lt;br&gt;"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maulla</text:span><text:span text:style-name="T1">() {</text:span></text:p>
      <text:p text:style-name="P8"><text:span text:style-name="T8">return </text:span><text:span text:style-name="T6">"&lt;img src='" </text:span><text:span text:style-name="T1">+ </text:span><text:span text:style-name="T3">imagen </text:span><text:span text:style-name="T1">+ </text:span><text:span text:style-name="T6">"' width='80'&gt;Miauuuuuuuu&lt;br&gt;"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come</text:span><text:span text:style-name="T1">(</text:span><text:span text:style-name="T3">String comida</text:span><text:span text:style-name="T1">) {</text:span></text:p>
      <text:p text:style-name="P8"><text:span text:style-name="T8">return </text:span><text:span text:style-name="T6">"&lt;img src='" </text:span><text:span text:style-name="T1">+ </text:span><text:span text:style-name="T3">imagen </text:span><text:span text:style-name="T1">+ </text:span><text:span text:style-name="T6">"' width='80'&gt;Estoy comiendo " </text:span><text:span text:style-name="T1">+ </text:span><text:span text:style-name="T3">comida </text:span><text:span text:style-name="T1">+ </text:span><text:span text:style-name="T6">"&lt;br&gt;"</text:span><text:span text:style-name="T1">;</text:span></text:p>
      <text:p text:style-name="P14">}</text:p>
      <text:p text:style-name="P17">}</text:p>
      <text:p text:style-name="P17"/>
      <text:p text:style-name="P18">Ya que tenemos al clase creada implementaremos los métodos toString(), maulla() y come()</text:p>
      <text:p text:style-name="P12"><text:span text:style-name="T1">&lt;%-- </text:span><text:span text:style-name="T3">index</text:span><text:span text:style-name="T1">.</text:span><text:span text:style-name="T4">jsp </text:span><text:span text:style-name="T1">(</text:span><text:span text:style-name="T3">proyecto GatosConClase</text:span><text:span text:style-name="T1">) --%&gt;</text:span></text:p>
      <text:p text:style-name="P8"><text:span text:style-name="T1">&lt;%</text:span><text:span text:style-name="T5">@page </text:span><text:span text:style-name="T3">contentType</text:span><text:span text:style-name="T1">=</text:span><text:span text:style-name="T6">"text/html" </text:span><text:span text:style-name="T3">pageEncoding</text:span><text:span text:style-name="T1">=</text:span><text:span text:style-name="T6">"UTF-8"</text:span><text:span text:style-name="T1">%&gt;</text:span></text:p>
      <text:p text:style-name="P8"><text:span text:style-name="T1">&lt;%</text:span><text:span text:style-name="T5">@page </text:span><text:span text:style-name="T3">import</text:span><text:span text:style-name="T1">=</text:span><text:span text:style-name="T6">"daw1.Gato"</text:span><text:span text:style-name="T1">%&gt;</text:span></text:p>
      <text:p text:style-name="P8"><text:span text:style-name="T1">&lt;!</text:span><text:span text:style-name="T3">DOCTYPE html</text:span><text:span text:style-name="T1">&gt;</text:span></text:p>
      <text:p text:style-name="P8"><text:span text:style-name="T1">&lt;</text:span><text:span text:style-name="T3">html</text:span><text:span text:style-name="T1">&gt;</text:span></text:p>
      <text:p text:style-name="P8"><text:span text:style-name="T1">&lt;</text:span><text:span text:style-name="T3">head</text:span><text:span text:style-name="T1">&gt;</text:span></text:p>
      <text:p text:style-name="P8"><text:span text:style-name="T1">&lt;</text:span><text:span text:style-name="T3">meta http</text:span><text:span text:style-name="T1">-</text:span><text:span text:style-name="T3">equiv</text:span><text:span text:style-name="T1">=</text:span><text:span text:style-name="T6">"Content-Type" </text:span><text:span text:style-name="T3">content</text:span><text:span text:style-name="T1">=</text:span><text:span text:style-name="T6">"text/html; charset=UTF-8"</text:span><text:span text:style-name="T1">&gt;</text:span></text:p>
      <text:p text:style-name="P8"><text:span text:style-name="T1">&lt;</text:span><text:span text:style-name="T3">title</text:span><text:span text:style-name="T1">&gt;</text:span><text:span text:style-name="T3">Gatos con clase</text:span><text:span text:style-name="T1">&lt;/</text:span><text:span text:style-name="T3">title</text:span><text:span text:style-name="T1">&gt;</text:span></text:p>
      <text:p text:style-name="P8"><text:span text:style-name="T1">&lt;/</text:span><text:span text:style-name="T3">head</text:span><text:span text:style-name="T1">&gt;</text:span></text:p>
      <text:p text:style-name="P8"><text:span text:style-name="T1">&lt;</text:span><text:span text:style-name="T3">body</text:span><text:span text:style-name="T1">&gt;</text:span></text:p>
      <text:p text:style-name="P8"><text:span text:style-name="T1">&lt;</text:span><text:span text:style-name="T3">h1</text:span><text:span text:style-name="T1">&gt;</text:span><text:span text:style-name="T3">Gatos con clase</text:span><text:span text:style-name="T1">&lt;/</text:span><text:span text:style-name="T3">h1</text:span><text:span text:style-name="T1">&gt;</text:span></text:p>
      <text:p text:style-name="P8"><text:span text:style-name="T1">&lt;</text:span><text:span text:style-name="T3">hr</text:span><text:span text:style-name="T1">&gt;</text:span></text:p>
      <text:p text:style-name="P14">&lt;%</text:p>
      <text:p text:style-name="P8"><text:span text:style-name="T3">Gato g1 </text:span><text:span text:style-name="T1">= </text:span><text:span text:style-name="T8">new </text:span><text:span text:style-name="T3">Gato</text:span><text:span text:style-name="T1">(</text:span><text:span text:style-name="T6">"Pepe"</text:span><text:span text:style-name="T1">, </text:span><text:span text:style-name="T6">"gato.jpg"</text:span><text:span text:style-name="T1">);</text:span></text:p>
      <text:p text:style-name="P8"><text:span text:style-name="T3">Gato g2 </text:span><text:span text:style-name="T1">= </text:span><text:span text:style-name="T8">new </text:span><text:span text:style-name="T3">Gato</text:span><text:span text:style-name="T1">(</text:span><text:span text:style-name="T6">"Garfield"</text:span><text:span text:style-name="T1">, </text:span><text:span text:style-name="T6">"garfield.jpg"</text:span><text:span text:style-name="T1">);</text:span></text:p>
      <text:p text:style-name="P8"><text:span text:style-name="T3">Gato g3 </text:span><text:span text:style-name="T1">= </text:span><text:span text:style-name="T8">new </text:span><text:span text:style-name="T3">Gato</text:span><text:span text:style-name="T1">(</text:span><text:span text:style-name="T6">"Tom"</text:span><text:span text:style-name="T1">, </text:span><text:span text:style-name="T6">"tom.png"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3">g1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3">g2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3">g3</text:span><text:span text:style-name="T1">);</text:span></text:p>
      <text:p text:style-name="P8"><text:span text:style-name="T3">out</text:span><text:span text:style-name="T1">.</text:span><text:span text:style-name="T4">println</text:span><text:span text:style-name="T1">(</text:span><text:span text:style-name="T3">g1</text:span><text:span text:style-name="T1">.</text:span><text:span text:style-name="T4">maulla</text:span><text:span text:style-name="T1">());</text:span></text:p>
      <text:p text:style-name="P8"><text:span text:style-name="T3">out</text:span><text:span text:style-name="T1">.</text:span><text:span text:style-name="T4">println</text:span><text:span text:style-name="T1">(</text:span><text:span text:style-name="T3">g2</text:span><text:span text:style-name="T1">.</text:span><text:span text:style-name="T4">come</text:span><text:span text:style-name="T1">(</text:span><text:span text:style-name="T6">"sardinas"</text:span><text:span text:style-name="T1">));</text:span></text:p>
      <text:p text:style-name="P14">%&gt;</text:p>
      <text:p text:style-name="P8"><text:span text:style-name="T1">&lt;/</text:span><text:span text:style-name="T3">body</text:span><text:span text:style-name="T1">&gt;</text:span></text:p>
      <text:p text:style-name="P12"><text:span text:style-name="T1">&lt;/</text:span><text:span text:style-name="T3">html</text:span><text:span text:style-name="T1">&gt;</text:span></text:p>
      <text:p text:style-name="P18"><text:soft-page-break/></text:p>
      <text:p text:style-name="P18"/>
      <text:p text:style-name="P19">El siguiente ejemplo es una mejora añadiendole estilos</text:p>
      <text:p text:style-name="P19"/>
      <text:p text:style-name="P19"/>
      <text:p text:style-name="P22">/* Gato.java (proyecto GatosConClaseYBocadillos) */</text:p>
      <text:p text:style-name="P8"><text:span text:style-name="T8">package </text:span><text:span text:style-name="T10">daw1</text:span><text:span text:style-name="T1">;</text:span></text:p>
      <text:p text:style-name="P8"><text:span text:style-name="T8">public class </text:span><text:span text:style-name="T10">Gato </text:span><text:span text:style-name="T1">{</text:span></text:p>
      <text:p text:style-name="P8"><text:span text:style-name="T8">private </text:span><text:span text:style-name="T3">String nombre</text:span><text:span text:style-name="T1">;</text:span></text:p>
      <text:p text:style-name="P8"><text:span text:style-name="T8">private </text:span><text:span text:style-name="T3">String imagen</text:span><text:span text:style-name="T1">;</text:span></text:p>
      <text:p text:style-name="P8"><text:span text:style-name="T8">public </text:span><text:span text:style-name="T9">Gato</text:span><text:span text:style-name="T1">(</text:span><text:span text:style-name="T3">String nombre</text:span><text:span text:style-name="T1">, </text:span><text:span text:style-name="T3">String imagen</text:span><text:span text:style-name="T1">) {</text:span></text:p>
      <text:p text:style-name="P8"><text:span text:style-name="T8">this</text:span><text:span text:style-name="T1">.</text:span><text:span text:style-name="T4">nombre </text:span><text:span text:style-name="T1">= </text:span><text:span text:style-name="T3">nombre</text:span><text:span text:style-name="T1">;</text:span></text:p>
      <text:p text:style-name="P8"><text:span text:style-name="T8">this</text:span><text:span text:style-name="T1">.</text:span><text:span text:style-name="T4">imagen </text:span><text:span text:style-name="T1">= </text:span><text:span text:style-name="T3">imagen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getNombre</text:span><text:span text:style-name="T1">() {</text:span></text:p>
      <text:p text:style-name="P8"><text:span text:style-name="T8">return </text:span><text:span text:style-name="T3">nombre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getImagen</text:span><text:span text:style-name="T1">() {</text:span></text:p>
      <text:p text:style-name="P8"><text:span text:style-name="T8">return </text:span><text:span text:style-name="T3">imagen</text:span><text:span text:style-name="T1">;</text:span></text:p>
      <text:p text:style-name="P14">}</text:p>
      <text:p text:style-name="P23">@Override</text:p>
      <text:p text:style-name="P8"><text:span text:style-name="T8">public </text:span><text:span text:style-name="T3">String </text:span><text:span text:style-name="T9">toString</text:span><text:span text:style-name="T1">() {</text:span></text:p>
      <text:p text:style-name="P8"><text:span text:style-name="T8">return </text:span><text:span text:style-name="T6">"&lt;div class=\"acciongato\"&gt;&lt;img src=\"" </text:span><text:span text:style-name="T1">+ </text:span><text:span text:style-name="T3">imagen </text:span><text:span text:style-name="T1">+ </text:span><text:span text:style-name="T6">"\" width=\"80\"&gt;&lt;div class=\</text:span></text:p>
      <text:p text:style-name="P8"><text:span text:style-name="T6">\"arrow_box\"&gt;&amp;nbsp;Hola, soy " </text:span><text:span text:style-name="T1">+ </text:span><text:span text:style-name="T3">nombre </text:span><text:span text:style-name="T1">+ </text:span><text:span text:style-name="T6">"&amp;nbsp;&lt;/div&gt;&lt;/div&gt;"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maulla</text:span><text:span text:style-name="T1">() {</text:span></text:p>
      <text:p text:style-name="P8"><text:span text:style-name="T8">return </text:span><text:span text:style-name="T6">"&lt;div class=\"acciongato\"&gt;&lt;img src=\"" </text:span><text:span text:style-name="T1">+ </text:span><text:span text:style-name="T3">imagen </text:span><text:span text:style-name="T1">+ </text:span><text:span text:style-name="T6">"\" width=\"80\"&gt;&lt;div class=\</text:span></text:p>
      <text:p text:style-name="P8"><text:span text:style-name="T6">\"arrow_box\"&gt;&amp;nbsp;Miauuuuuuuu&amp;nbsp;&lt;/div&gt;&lt;/div&gt;"</text:span><text:span text:style-name="T1">;</text:span></text:p>
      <text:p text:style-name="P14">}</text:p>
      <text:p text:style-name="P8"><text:span text:style-name="T8">public </text:span><text:span text:style-name="T3">String </text:span><text:span text:style-name="T9">come</text:span><text:span text:style-name="T1">(</text:span><text:span text:style-name="T3">String comida</text:span><text:span text:style-name="T1">) {</text:span></text:p>
      <text:p text:style-name="P8"><text:span text:style-name="T8">return </text:span><text:span text:style-name="T6">"&lt;div class=\"acciongato\"&gt;&lt;img src=\"" </text:span><text:span text:style-name="T1">+ </text:span><text:span text:style-name="T3">imagen </text:span><text:span text:style-name="T1">+ </text:span><text:span text:style-name="T6">"\" width=\"80\"&gt;&lt;div class=\</text:span></text:p>
      <text:p text:style-name="P8"><text:span text:style-name="T6">\"arrow_box\"&gt;&amp;nbsp;Estoy comiendo " </text:span><text:span text:style-name="T1">+ </text:span><text:span text:style-name="T3">comida </text:span><text:span text:style-name="T1">+ </text:span><text:span text:style-name="T6">"&amp;nbsp;&lt;/div&gt;&lt;/div&gt;"</text:span><text:span text:style-name="T1">;</text:span></text:p>
      <text:p text:style-name="P14">}</text:p>
      <text:p text:style-name="P19">}</text:p>
      <text:p text:style-name="P19"/>
      <text:p text:style-name="P19">Lo único añadido es una hoja de estilo, una linea situada en la cabecera de la pagina</text:p>
      <text:p text:style-name="P13"><text:span text:style-name="T11">&lt;</text:span><text:span text:style-name="T3">%-- index.jsp (proyecto GatosConClaseYBocadillos) --%&gt;</text:span></text:p>
      <text:p text:style-name="P8"><text:span text:style-name="T11">&lt;</text:span><text:span text:style-name="T3">%@page contentType="text/html" pageEncoding="UTF-8"%&gt;</text:span></text:p>
      <text:p text:style-name="P8"><text:span text:style-name="T11">&lt;</text:span><text:span text:style-name="T3">%@page import="daw1.Gato"%&gt;</text:span></text:p>
      <text:p text:style-name="P24">&lt;!DOCTYPE html&gt;</text:p>
      <text:p text:style-name="P25">&lt;html&gt;</text:p>
      <text:p text:style-name="P25">&lt;head&gt;</text:p>
      <text:p text:style-name="P8"><text:span text:style-name="T8">&lt;meta </text:span><text:span text:style-name="T4">http-equiv=</text:span><text:span text:style-name="T6">"Content-Type" </text:span><text:span text:style-name="T4">content=</text:span><text:span text:style-name="T6">"text/html; charset=UTF-8"</text:span><text:span text:style-name="T8">&gt;</text:span></text:p>
      <text:p text:style-name="P8"><text:span text:style-name="T8">&lt;title&gt;</text:span><text:span text:style-name="T3">Gatos con clase y bocadillos</text:span><text:span text:style-name="T8">&lt;/title&gt;</text:span></text:p>
      <text:p text:style-name="P8"><text:span text:style-name="T8">&lt;link </text:span><text:span text:style-name="T4">rel=</text:span><text:span text:style-name="T6">"stylesheet" </text:span><text:span text:style-name="T4">type=</text:span><text:span text:style-name="T6">"text/css" </text:span><text:span text:style-name="T4">href=</text:span><text:span text:style-name="T6">"estilos.css" </text:span><text:span text:style-name="T8">/&gt;</text:span></text:p>
      <text:p text:style-name="P25">&lt;/head&gt;</text:p>
      <text:p text:style-name="P25">&lt;body&gt;</text:p>
      <text:p text:style-name="P8"><text:span text:style-name="T8">&lt;h1&gt;</text:span><text:span text:style-name="T3">Gatos con clase</text:span><text:span text:style-name="T8">&lt;/h1&gt;</text:span></text:p>
      <text:p text:style-name="P25">&lt;hr&gt;</text:p>
      <text:p text:style-name="P8"><text:span text:style-name="T11">&lt;</text:span><text:span text:style-name="T3">%</text:span></text:p>
      <text:p text:style-name="P20">Gato g1 = new Gato("Pepe", "gato.jpg");</text:p>
      <text:p text:style-name="P20">Gato g2 = new Gato("Garfield", "garfield.jpg");</text:p>
      <text:p text:style-name="P20">Gato g3 = new Gato("Tom", "tom.png");</text:p>
      <text:p text:style-name="P20">out.println(g1);</text:p>
      <text:p text:style-name="P20">out.println(g2);</text:p>
      <text:p text:style-name="P20">out.println(g3);</text:p>
      <text:p text:style-name="P20">out.println(g1.maulla());</text:p>
      <text:p text:style-name="P20">out.println(g2.come("sardinas"));</text:p>
      <text:p text:style-name="P20">%&gt;</text:p>
      <text:p text:style-name="P25">&lt;/body&gt;</text:p>
      <text:p text:style-name="P26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Pro" svg:font-family="AnonymousPro" style:font-family-generic="roman" style:font-pitch="variable"/>
    <style:font-face style:name="AnonymousPro-Bold" svg:font-family="AnonymousPro-Bold" style:font-family-generic="roman" style:font-pitch="variable"/>
    <style:font-face style:name="AnonymousPro-Italic" svg:font-family="AnonymousPro-Italic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2:01:42.061532835</meta:creation-date>
    <dc:date>2016-01-26T09:55:05.519390781</dc:date>
    <meta:editing-duration>PT2H4M28S</meta:editing-duration>
    <meta:editing-cycles>11</meta:editing-cycles>
    <meta:generator>LibreOffice/4.2.8.2$Linux_x86 LibreOffice_project/420m0$Build-2</meta:generator>
    <meta:document-statistic meta:table-count="0" meta:image-count="0" meta:object-count="0" meta:page-count="6" meta:paragraph-count="343" meta:word-count="1123" meta:character-count="9596" meta:non-whitespace-character-count="8803"/>
  </office:meta>
</office:document-meta>
</file>